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8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OD'S JUDGMENT UPON EARTHLY JUDGES (82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GOD'S JUDGMENT UPON EARTHLY JUDGES (82:1-7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is indictment (82:1-2, 5-7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is indictment (82:1-2, 5-7)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y hand down unjust decisions and favor the wicked (82:2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y are ignorant and in darkness (82:5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y are responsible for shaking the whole world to the core (82:5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When it comes to death, they are mere mortals (82:6-7).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GOD'S JUDGMENT UPON EARTHLY JUDGES (82:1-7)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His indictment (82:1-2, 5-7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His instruction (82:3-4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His instruction (82:3-4)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"Give fair judgment to the poor and the orphan; uphold the rights of the oppressed and the destitute" (82:3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"Rescue the poor and helpless; deliver them from the grasp of evil people" (82:4).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GOD'S JUDGMENT UPON EARTHLY JUDGES (82:1-7)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His indictment (82:1-2, 5-7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His instruction (82:3-4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PSALM 82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GOD'S JUDGMENT UPON EARTHLY JUDGES (82:1-7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GOD'S JUDGMENT UPON THE NATIONS (82:8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82 </dc:title>
    <meta:initial-creator>David STRICKLAND</meta:initial-creator>
    <dc:creator>David STRICKLAND</dc:creator>
    <meta:creation-date>2020-02-22T17:38:53Z</meta:creation-date>
    <dc:date>2020-02-22T17:38:54Z</dc:date>
    <meta:template xlink:href="BibleStudy" xlink:type="simple"/>
    <meta:editing-cycles>1</meta:editing-cycles>
    <meta:editing-duration>PT0S</meta:editing-duration>
    <meta:document-statistic meta:paragraph-count="21" meta:word-count="199"/>
  </office:meta>
</office:document-meta>
</file>